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HP<text:line-break/><text:line-break/>PHP est un langage de scripts libre ..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phan Watermeyer</meta:initial-creator>
    <dc:creator>Stephan Watermeyer</dc:creator>
    <meta:creation-date>2012-03-21T10:42:00Z</meta:creation-date>
    <dc:date>2012-03-21T10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6" meta:character-count="45" meta:row-count="1" meta:non-whitespace-character-count="40"/>
  </office:meta>
</office:document-meta>
</file>